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putCheckedMapDecorator.isSetValue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.MapEntry( Map . Entry entry , AbstractInputCheckedMapDecorat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putCheckedMapDecorator.AbstractInputCheckedMap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EntrySetIterator( Iterator iterator , AbstractInputCheckedMapDecorat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.EntrySet( Set set , AbstractInputCheckedMapDecorat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putCheckedMapDecorator.AbstractInputCheckedMapDecorator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toArray( Object array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Se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nputCheckedMapDecorator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